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_20_Drawing_20_Style" style:master-page-name="">
      <loext:graphic-properties draw:fill="none"/>
      <style:paragraph-properties fo:margin-left="0cm" fo:margin-right="0.199cm" fo:margin-top="0.109cm" fo:margin-bottom="0cm" style:contextual-spacing="false" style:line-height-at-least="0.353cm" fo:text-align="start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Default_20_Drawing_20_Style" style:master-page-name="">
      <loext:graphic-properties draw:fill="none"/>
      <style:paragraph-properties fo:margin-left="0cm" fo:margin-right="0.199cm" fo:margin-top="0cm" fo:margin-bottom="0cm" style:contextual-spacing="false" style:line-height-at-least="0.353cm" fo:text-align="start" style:justify-single-word="false" fo:text-indent="1.19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Default_20_Drawing_20_Style">
      <style:paragraph-properties fo:margin-left="0.256cm" fo:margin-right="0.222cm" fo:margin-top="0.109cm" fo:margin-bottom="0cm" style:contextual-spacing="false" style:line-height-at-least="0.353cm" fo:text-align="center" style:justify-single-word="false" fo:text-indent="1.244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Text_20_body">
      <style:paragraph-properties fo:margin-left="0.256cm" fo:margin-right="0.233cm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5" style:family="paragraph" style:parent-style-name="Default_20_Drawing_20_Style">
      <style:paragraph-properties fo:margin-left="0.256cm" fo:margin-right="0.222cm" fo:margin-top="0.109cm" fo:margin-bottom="0cm" style:contextual-spacing="false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6" style:family="paragraph" style:parent-style-name="Default_20_Drawing_20_Style">
      <style:paragraph-properties fo:margin-left="0.256cm" fo:margin-right="0.238cm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7" style:family="paragraph" style:parent-style-name="Default_20_Drawing_20_Style" style:list-style-name="L2">
      <style:paragraph-properties style:line-height-at-least="0.353cm" fo:text-align="start" style:justify-single-word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officeooo:paragraph-rsid="0004d57e" style:font-size-asian="14pt" style:font-size-complex="14pt"/>
    </style:style>
    <style:style style:name="P8" style:family="paragraph" style:parent-style-name="Default_20_Drawing_20_Style">
      <style:paragraph-properties fo:margin-left="0cm" fo:margin-right="0cm" fo:margin-top="0.109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9" style:family="paragraph" style:parent-style-name="Default_20_Drawing_20_Style" style:list-style-name="L1">
      <style:paragraph-properties style:line-height-at-least="0.353cm" fo:text-align="start" style:justify-single-word="false">
        <style:tab-stops>
          <style:tab-stop style:position="2.399cm"/>
        </style:tab-stops>
      </style:paragraph-properties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10" style:family="paragraph" style:parent-style-name="Default_20_Drawing_20_Style" style:list-style-name="L1">
      <style:paragraph-properties style:line-height-at-least="0.353cm" fo:text-align="start" style:justify-single-word="false">
        <style:tab-stops>
          <style:tab-stop style:position="2.376cm"/>
        </style:tab-stops>
      </style:paragraph-properties>
      <style:text-properties fo:color="#000000" loext:opacity="100%" style:font-name="Times New Roman" fo:font-size="14pt" fo:letter-spacing="normal" fo:language="ru" fo:country="RU" style:font-size-asian="14pt" style:font-size-complex="14pt"/>
    </style:style>
    <style:style style:name="P11" style:family="paragraph" style:parent-style-name="Default_20_Drawing_20_Style">
      <style:paragraph-properties fo:margin-left="0.256cm" fo:margin-right="0.233cm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Default_20_Drawing_20_Style">
      <style:paragraph-properties fo:margin-left="0.256cm" fo:margin-right="0.243cm" fo:margin-top="0.109cm" fo:margin-bottom="0cm" style:contextual-spacing="false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Default_20_Drawing_20_Style">
      <style:paragraph-properties fo:margin-left="0.256cm" fo:margin-right="0.231cm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color="#000000" loext:opacity="100%" fo:letter-spacing="normal"/>
    </style:style>
    <style:style style:name="T2" style:family="text">
      <style:text-properties fo:color="#000000" loext:opacity="100%" fo:letter-spacing="normal" fo:font-style="italic" style:font-style-asian="italic"/>
    </style:style>
    <style:style style:name="T3" style:family="text">
      <style:text-properties fo:color="#000000" loext:opacity="100%" fo:letter-spacing="normal" officeooo:rsid="0004d57e"/>
    </style:style>
    <style:style style:name="T4" style:family="text">
      <style:text-properties fo:color="#000000" loext:opacity="100%" fo:letter-spacing="normal"/>
    </style:style>
    <style:style style:name="T5" style:family="text">
      <style:text-properties fo:color="#000000" loext:opacity="100%" fo:letter-spacing="normal" fo:language="ru" fo:country="RU"/>
    </style:style>
    <style:style style:name="T6" style:family="text">
      <style:text-properties fo:color="#000000" loext:opacity="100%" fo:letter-spacing="normal" officeooo:rsid="0005a7dd"/>
    </style:style>
    <style:style style:name="T7" style:family="text">
      <style:text-properties fo:color="#000000" loext:opacity="100%" style:font-name="Arial MT" fo:font-size="20pt" fo:letter-spacing="normal" style:font-size-asian="20pt"/>
    </style:style>
    <style:style style:name="T8" style:family="text">
      <style:text-properties fo:color="#000000" loext:opacity="100%" style:font-name="Arial MT" fo:letter-spacing="normal"/>
    </style:style>
    <style:style style:name="T9" style:family="text">
      <style:text-properties fo:color="#000000" loext:opacity="100%" fo:font-size="10pt" fo:letter-spacing="normal" officeooo:rsid="0005a7dd" style:font-size-asian="10pt" style:font-size-complex="10pt"/>
    </style:style>
    <style:style style:name="T10" style:family="text">
      <style:text-properties fo:font-variant="normal" fo:text-transform="none" fo:color="#000000" loext:opacity="100%" fo:font-size="20pt" fo:letter-spacing="normal" fo:font-style="normal" fo:font-weight="bold" style:font-size-asian="20pt" style:font-weight-asian="bold" style:font-size-complex="20pt" style:font-weight-complex="bold" loext:padding="0cm" loext:border="none"/>
    </style:style>
    <style:style style:name="T11" style:family="text">
      <style:text-properties fo:font-variant="normal" fo:text-transform="none" fo:color="#000000" loext:opacity="100%" fo:font-size="20pt" fo:letter-spacing="normal" fo:font-weight="bold" style:font-size-asian="20pt" style:font-weight-asian="bold" style:font-size-complex="20pt" style:font-weight-complex="bold" loext:padding="0cm" loext:border="none"/>
    </style:style>
    <style:style style:name="T12" style:family="text">
      <style:text-properties fo:color="#c9211e" loext:opacity="100%" fo:font-size="10pt" fo:letter-spacing="normal" officeooo:rsid="0005a7dd" style:font-size-asian="10pt" style:font-size-complex="10pt"/>
    </style:style>
    <style:style style:name="T13" style:family="text">
      <style:text-properties officeooo:rsid="0004d5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Понятие</text:span><text:span text:style-name="T11"> </text:span><text:span text:style-name="T10">системного</text:span><text:span text:style-name="T11"> </text:span><text:span text:style-name="T10">администрирования</text:span><text:span text:style-name="T1"><text:line-break/></text:span></text:p>
      <text:p text:style-name="P5">Системное администрирование призвано решать широкий круг задач, <text:s/>связанных с созданием и поддержкой в работоспособном состоянии сложной <text:s/>информационной системы, включающей различные аппаратные и программные средства.</text:p>
      <text:p text:style-name="P6">В настоящее время практически невозможно отделить сетевое <text:s/>администрирование от администрирования вообще.</text:p>
      <text:p text:style-name="P4">Системный администратор отвечает за работу компьютерной системы организации, устанавливает и настраивает оборудование и программное обеспечение, обеспечивает безопасность и работоспособность системы, а также решает проблемы, связанные с ее функционированием.</text:p>
      <text:p text:style-name="P8">Существуют две базовые стратегии администрирования:</text:p>
      <text:list xml:id="list3408194293" text:style-name="L1">
        <text:list-item>
          <text:p text:style-name="P9">Распределенное <text:s/>-- нет единого центра, регламентирующего политику <text:s/>администрирования, но это не означает что администрирование отсутствует <text:s/>как таковое (в крайнем случае, сам пользователь является администратором <text:s/>и отвечает за свой компьютер полностью).</text:p>
        </text:list-item>
        <text:list-item>
          <text:p text:style-name="P10">Централизованное <text:s/>-- политика администрирования регламентируется <text:s/>единым центром, но это не означает что она одинакова для всех (в крайнем <text:s/>случае, пользователю запрещено все, что ему не нужно для выполнения <text:s/>работы).</text:p>
        </text:list-item>
      </text:list>
      <text:p text:style-name="P11"><text:span text:style-name="T3">Системный администратор работает с ПО: в</text:span><text:span text:style-name="T1"> первую очередь речь идет об установке и настройке (плюс удалении) <text:s/>ПО. </text:span><text:span text:style-name="T12">(подробнее вопрос 3)</text:span></text:p>
      <text:p text:style-name="P12"><text:span text:style-name="T1">Системный администратор сам должен владеть навыками тестирования <text:s/>ПО, аппаратного обеспечения и КС. В том числе оценивать</text:span><text:tab/><text:span text:style-name="T1">их</text:span><text:tab/><text:span text:style-name="T1">производительность</text:span><text:tab/><text:span text:style-name="T1">(benchmarking,</text:span><text:tab/><text:span text:style-name="T1">network <text:s/>baseline).</text:span></text:p>
      <text:p text:style-name="P13"><text:span text:style-name="T1">Правда таковое тестирование во многом <text:s/>отличается от тестирования, <text:s/>выполняемого разработчиками.</text:span></text:p>
      <text:p text:style-name="P1"><text:span text:style-name="T1">Настройка, по сути, заключается в </text:span><text:span text:style-name="T2">конфигурировании </text:span><text:span text:style-name="T1">(configuring), то <text:s/>есть <text:s/>в <text:s/>изменении <text:s/>значений <text:s/>обязательных <text:s/>и <text:s/>опциональных <text:s/>параметров <text:s/>со <text:s/>значений по умолчанию на нужные значения.</text:span></text:p>
      <text:p text:style-name="P2"><text:span text:style-name="T1">Часто есть возможность выполнять конфигурирование в режиме диалога -- с помощью </text:span><text:span text:style-name="T2">визарда </text:span><text:span text:style-name="T1">или, по-другому, </text:span><text:span text:style-name="T2">мастера </text:span><text:span text:style-name="T1">(wizard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0:36:39.192955605</meta:creation-date>
    <dc:date>2023-05-07T20:59:19.211937504</dc:date>
    <meta:editing-duration>PT9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22" meta:character-count="1856" meta:non-whitespace-character-count="1621"/>
  </office:meta>
</office:document-meta>
</file>